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94mm"/>
    </style:style>
    <style:style style:name="co2" style:family="table-column">
      <style:table-column-properties fo:break-before="auto" style:column-width="163.32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7mm" fo:break-before="auto" style:use-optimal-row-height="false"/>
    </style:style>
    <style:style style:name="ro2" style:family="table-row">
      <style:table-row-properties style:row-height="40.09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7.58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ro6" style:family="table-row">
      <style:table-row-properties style:row-height="12.1mm" fo:break-before="auto" style:use-optimal-row-height="true"/>
    </style:style>
    <style:style style:name="ro7" style:family="table-row">
      <style:table-row-properties style:row-height="12.95mm" fo:break-before="auto" style:use-optimal-row-height="true"/>
    </style:style>
    <style:style style:name="ro8" style:family="table-row">
      <style:table-row-properties style:row-height="17.62mm" fo:break-before="auto" style:use-optimal-row-height="true"/>
    </style:style>
    <style:style style:name="ro9" style:family="table-row">
      <style:table-row-properties style:row-height="16.85mm" fo:break-before="auto" style:use-optimal-row-height="true"/>
    </style:style>
    <style:style style:name="ro10" style:family="table-row">
      <style:table-row-properties style:row-height="7.69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fo:padding="1.5m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fo:wrap-option="wrap" fo:border="0.06pt solid #000000" fo:padding="1.5mm" style:vertical-align="middle"/>
      <style:text-properties fo:color="#ffffff" style:font-name="Arial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fo:padding="1.5mm" style:vertical-align="middle"/>
      <style:paragraph-properties fo:text-align="center"/>
      <style:text-properties style:use-window-font-color="true" style:font-name="Arial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fo:padding="1.5mm" style:vertical-align="middle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5mm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fo:padding="1.5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wrap" fo:border="0.06pt solid #000000" fo:padding="1.5mm" style:vertical-align="middle"/>
      <style:paragraph-properties fo:text-align="center"/>
      <style:text-properties fo:color="#ffffff" style:font-name="Arial" fo:font-size="12pt" style:text-underline-style="none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fo:padding="1.5mm" style:vertical-align="middle"/>
      <style:paragraph-properties fo:text-align="start" fo:margin-left="0mm"/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wrap" fo:border="0.06pt solid #000000" fo:padding="1.5mm" style:vertical-align="middl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fo:padding="1.5mm" style:vertical-align="middle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wrap-option="wrap" fo:border="0.06pt solid #000000" fo:padding="1.5mm" style:vertical-align="middle"/>
      <style:text-properties fo:color="#000000" style:font-name="Arial" fo:font-size="12pt" style:font-size-asian="12pt" style:font-size-complex="12pt"/>
    </style:style>
    <style:style style:name="ce13" style:family="table-cell" style:parent-style-name="Default">
      <style:table-cell-properties fo:wrap-option="wrap" fo:border="0.06pt solid #000000" fo:padding="1.5mm" style:vertical-align="middl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background-color="transparent" fo:wrap-option="wrap" fo:border="0.06pt solid #000000" fo:padding="1.5mm" style:vertical-align="middle"/>
      <style:text-properties style:use-window-font-color="true" style:font-name="Arial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 fo:wrap-option="wrap" fo:border="none" fo:padding="1.5mm" style:vertical-align="middle"/>
      <style:text-properties fo:color="#ffffff" style:font-name="Arial" fo:font-size="12pt" style:text-underline-style="none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wrap" fo:border="none" fo:padding="1.5mm" style:vertical-align="middle"/>
      <style:text-properties style:use-window-font-color="true" style:font-name="Arial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nexo B - Recomendações e Pontos de Checagem" table:style-name="ta1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6" table:default-cell-style-name="ce14"/>
        <table:table-row table:style-name="ro1">
          <table:table-cell table:style-name="ce1" office:value-type="string" calcext:value-type="string" table:number-columns-spanned="3" table:number-rows-spanned="1">
            <text:p>Anexo B – Recomendações e Pontos de checagem para atendimento do eMAG – Versão 1.0</text:p>
          </table:table-cell>
          <table:covered-table-cell table:style-name="ce8"/>
          <table:covered-table-cell table:style-name="ce2"/>
          <table:table-cell table:style-name="ce16"/>
          <table:table-cell table:number-columns-repeated="1016"/>
        </table:table-row>
        <table:table-row table:style-name="ro2">
          <table:table-cell table:style-name="ce2" office:value-type="string" calcext:value-type="string">
            <text:p>Informações sobre os campos:</text:p>
          </table:table-cell>
          <table:table-cell table:style-name="ce9" office:value-type="string" calcext:value-type="string" table:number-columns-spanned="2" table:number-rows-spanned="1">
            <text:p>Recomendação:<text:span text:style-name="T1"> Recomendação do eMAG</text:span></text:p>
            <text:p/>
            <text:p>Pontos de checagem:<text:span text:style-name="T1"> Itens de verificação para validar o atendimento de uma das recomendações do eMAG.</text:span></text:p>
            <text:p/>
            <text:p>Passível de Verificação Automática? (PVA): <text:span text:style-name="T1">Indica se o item pode ser validado por uma ferramenta de avaliação automática de acessibilidade, como ASES, AccessMonitor, Achecker</text:span></text:p>
            <text:p/>
            <text:p>Esperado: <text:span text:style-name="T1">Resultado esperado da avaliação do ponto de checagem em questão.</text:span></text:p>
          </table:table-cell>
          <table:covered-table-cell table:style-name="ce2"/>
          <table:table-cell table:style-name="ce16"/>
          <table:table-cell table:number-columns-repeated="101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 table:style-name="ce15"/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ecomendação</text:p>
          </table:table-cell>
          <table:table-cell table:style-name="ce2" office:value-type="string" calcext:value-type="string">
            <text:p>Pontos de Checagem</text:p>
          </table:table-cell>
          <table:table-cell table:style-name="ce2" office:value-type="string" calcext:value-type="string">
            <text:p>Esperado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6">
            <text:p>1.1 – Respeitar os Padrões Web</text:p>
          </table:table-cell>
          <table:table-cell table:style-name="ce10" office:value-type="string" calcext:value-type="string">
            <text:p>Foram respeitados os Padrões Web HTML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Foram respeitados os Padrões Web CSS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Foi utilizado CSS(s) in-line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Foi utilizado CSS(s) intern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Foi utilizado javascript(s) in-line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Foi utilizado javascript(s) intern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2 - Organizar o código HTML de forma lógica e semântica</text:p>
          </table:table-cell>
          <table:table-cell table:style-name="ce10" office:value-type="string" calcext:value-type="string">
            <text:p>Os elementos são utilizados de forma semântica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5">
            <text:p>3 - Utilizar corretamente os níveis de cabeçalho</text:p>
          </table:table-cell>
          <table:table-cell table:style-name="ce11" office:value-type="string" calcext:value-type="string">
            <text:p>Os níveis de cabeçalhos foram utilizados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A hierarquia dos níveis de título está correta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Os níveis de títulos foram utilizados para elementos que não são títulos reais no conteúd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Foram utilizados níveis de título, mas o h1 não é o título principal da página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Foi utilizado mais de 1 cabeçalho h1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6">
          <table:table-cell table:style-name="ce5" office:value-type="string" calcext:value-type="string" table:number-columns-spanned="1" table:number-rows-spanned="2">
            <text:p>4 - Ordenar de forma lógica e intuitiva a leitura e tabulação</text:p>
          </table:table-cell>
          <table:table-cell table:style-name="ce11" office:value-type="string" calcext:value-type="string">
            <text:p>A navegação por teclado utilizando a tecla TAB segue a ordem lógica do conteúdo da págin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2" office:value-type="string" calcext:value-type="string">
            <text:p>A página pode ser lida corretamente sem o uso das marcações de estilo?</text:p>
          </table:table-cell>
          <table:table-cell table:style-name="ce12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8">
            <text:p>5 - Fornecer âncoras para ir direto a um bloco de conteúdo</text:p>
          </table:table-cell>
          <table:table-cell table:style-name="ce11" office:value-type="string" calcext:value-type="string">
            <text:p>Existem âncoras que permitam saltar pelas diferentes seções da págin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Em conteúdo extenso, foram disponibilizadas âncoras em forma de sumári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As teclas de atalhos funcionam corretamente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Os atalhos seguem o padrão do e-MAG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Existem links indicadores de início e fim dos blocos principais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1" office:value-type="string" calcext:value-type="string">
            <text:p>Os links indicadores de início e fim dos blocos principais são acessíveis por leitores de tel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O primeiro link é uma âncora válida para conteúdo principal da págin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Existem teclas de atalho repetidas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6" office:value-type="string" calcext:value-type="string" table:number-columns-spanned="1" table:number-rows-spanned="2">
            <text:p>6 - Não utilizar tabelas para diagramação</text:p>
          </table:table-cell>
          <table:table-cell table:style-name="ce11" office:value-type="string" calcext:value-type="string">
            <text:p>Há formulário construído dentro de tabela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Foram utilizadas tabelas para fins de layout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3">
          <table:table-cell table:style-name="ce4" office:value-type="string" calcext:value-type="string">
            <text:p>7 - Separar links adjacentes</text:p>
          </table:table-cell>
          <table:table-cell table:style-name="ce10" office:value-type="string" calcext:value-type="string">
            <text:p>Os links adjacentes estão separados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3">
            <text:p>8 - Dividir as áreas de informação</text:p>
          </table:table-cell>
          <table:table-cell table:style-name="ce11" office:value-type="string" calcext:value-type="string">
            <text:p>Há divisão visual das áreas de informação 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7">
          <table:covered-table-cell table:style-name="ce4"/>
          <table:table-cell table:style-name="ce11" office:value-type="string" calcext:value-type="string">
            <text:p>É possível perceber a divisão das áreas de informação utilizando o leitor de tel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As áreas estão divididas semanticamente, quando do uso de de HTML 5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2">
            <text:p>9 - Não abrir novas instâncias sem a solicitação do usuário</text:p>
          </table:table-cell>
          <table:table-cell table:style-name="ce10" office:value-type="string" calcext:value-type="string">
            <text:p>Os links que abrem nova página ou aba informam isso ao usuári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Os links que que remetem a um site externo informam isso ao usuári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5">
            <text:p>10 - Disponibilizar todas as funções da página via teclado</text:p>
          </table:table-cell>
          <table:table-cell table:style-name="ce10" office:value-type="string" calcext:value-type="string">
            <text:p>O foco do teclado fica travado/bloqueado em algum element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Há funcionalidade que só funciona pelo mouse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As janelas modais são acessíveis por teclado e/ou leitor de tel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O itens de menu e submenus são acessíveis por teclado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O itens de menu e submenus são acessíveis por <text:s/>leitor de tel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5" office:value-type="string" calcext:value-type="string" table:number-columns-spanned="1" table:number-rows-spanned="2">
            <text:p>11 - Garantir que os objetos programáveis sejam acessíveis</text:p>
          </table:table-cell>
          <table:table-cell table:style-name="ce10" office:value-type="string" calcext:value-type="string">
            <text:p>O elemento SCRIPT está presente sem o elemento NOSCRIPT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3" office:value-type="string" calcext:value-type="string">
            <text:p>Script, flash ou conteúdo dinâmico são acessíveis por teclado e podem ser pronunciadas por leitores de telas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12 - Não criar páginas com atualização automática periódica</text:p>
          </table:table-cell>
          <table:table-cell table:style-name="ce11" office:value-type="string" calcext:value-type="string">
            <text:p>A página se atualiza automaticamente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13 - Não utilizar redirecionamento automático de páginas</text:p>
          </table:table-cell>
          <table:table-cell table:style-name="ce11" office:value-type="string" calcext:value-type="string">
            <text:p>Há redirecionamento automático perceptível ao usuário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2">
            <text:p>Recomendação 14 - Fornecer alternativa para modificar limite de tempo</text:p>
          </table:table-cell>
          <table:table-cell table:style-name="ce10" office:value-type="string" calcext:value-type="string">
            <text:p>O limite de tempo pode ser modificad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A modificação do limite de tempo é acessível por teclado e por leitor de tela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4">
            <text:p>15 - Não incluir situações com intermitência de tela</text:p>
          </table:table-cell>
          <table:table-cell table:style-name="ce10" office:value-type="string" calcext:value-type="string">
            <text:p>Há presença do elemento BLINK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Há presença do elemento MARQUEE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Há intermitência de tela e presente alguma imagem animada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Há intermitência de tela ativada ao se ativar alguma funcionalidade ou ao se navegar na página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8">
          <table:table-cell table:style-name="ce4" office:value-type="string" calcext:value-type="string">
            <text:p>16 - Assegurar o controle do usuário sobre as alterações temporais do conteúdo</text:p>
          </table:table-cell>
          <table:table-cell table:style-name="ce10" office:value-type="string" calcext:value-type="string">
            <text:p>Os banners ou outros elementos que se movem possuem opção para pausar e reiniciar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5" office:value-type="string" calcext:value-type="string" table:number-columns-spanned="1" table:number-rows-spanned="2">
            <text:p>Recomendação 17 - Identificar o idioma principal da página</text:p>
          </table:table-cell>
          <table:table-cell table:style-name="ce10" office:value-type="string" calcext:value-type="string">
            <text:p>O idioma principal da página é identificad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O idioma principal da página está declarado corretamente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18 - Informar mudança de idioma no conteúdo</text:p>
          </table:table-cell>
          <table:table-cell table:style-name="ce10" office:value-type="string" calcext:value-type="string">
            <text:p>Conteúdos em outro idioma estão informados no código corretamente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5" office:value-type="string" calcext:value-type="string" table:number-columns-spanned="1" table:number-rows-spanned="2">
            <text:p>19 - Oferecer um título descritivo e informativo à página</text:p>
          </table:table-cell>
          <table:table-cell table:style-name="ce10" office:value-type="string" calcext:value-type="string">
            <text:p>O título da página permite identificar o conteúdo principal da págin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2" office:value-type="string" calcext:value-type="string">
            <text:p>O título da página permite identificar o conteúdo principal e o sítio ou sistema a que a página pertence?</text:p>
          </table:table-cell>
          <table:table-cell table:style-name="ce12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20 - Informar o usuário sobre sua localização na página</text:p>
          </table:table-cell>
          <table:table-cell table:style-name="ce10" office:value-type="string" calcext:value-type="string">
            <text:p>Há breadcrumbs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13">
            <text:p>21 - Descrever links clara e sucintamente</text:p>
          </table:table-cell>
          <table:table-cell table:style-name="ce10" office:value-type="string" calcext:value-type="string">
            <text:p>A descrição de links corresponde aos seus destinos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A descrição de links está formato de URL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7">
          <table:covered-table-cell table:style-name="ce4"/>
          <table:table-cell table:style-name="ce10" office:value-type="string" calcext:value-type="string">
            <text:p>Há links vazios (sem descrição/ sem title/ sem imagem/ sem qualquer outra tag)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Links possuem descrição somente no title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Links que são imagem possuem descriçã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Os links podem ser compreendidos quando lidos isoladamente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Os links para download de documentos possuem tamanho e extensão na sua descriçã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Os links que expandem um conteúdo deixam claro ao usuário de leitor de tela a sua açã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3" office:value-type="string" calcext:value-type="string">
            <text:p>Links com descrições diferentes remetem ao mesmo local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Links com a mesma descrição remetem a locais diferentes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Há links que são lidos duas ou mais vezes, devido a sua descrição e o title serem iguais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A descrição dos links está muito longa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Há links que remetem a páginas indisponíveis/inexistentes (links quebrados)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5" office:value-type="string" calcext:value-type="string" table:number-columns-spanned="1" table:number-rows-spanned="6">
            <text:p>22 - Fornecer alternativa em texto para as imagens do sítio</text:p>
          </table:table-cell>
          <table:table-cell table:style-name="ce10" office:value-type="string" calcext:value-type="string">
            <text:p>As imagens possuem declaração do atributo alt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As imagens que representam informações <text:s/>possuem descrição adequada do seu conteúd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As imagens possuem descrições comuns ("figura", "imagem", "alt", "descrição", “nome do arquivo”, etc)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As imagens decorativas são ignoradas pelo leitor de tela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Imagens diferentes possuem a mesma descriçã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Há imagens que são lidas duas ou mais vezes, devido a sua descrição e o title serem iguais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23 - Utilizar mapas de imagem de forma acessível</text:p>
          </table:table-cell>
          <table:table-cell table:style-name="ce10" office:value-type="string" calcext:value-type="string">
            <text:p>O mapa de imagem está descrito de maneira adequad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24 - Disponibilizar documentos em formatos acessíveis</text:p>
          </table:table-cell>
          <table:table-cell table:style-name="ce11" office:value-type="string" calcext:value-type="string">
            <text:p>Os Documentos disponibilizados <text:s/>oferecem alternativas em um dos formatos sugeridos pelo e-MAG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25 - Em tabelas, utilizar títulos e resumos de forma apropriada</text:p>
          </table:table-cell>
          <table:table-cell table:style-name="ce11" office:value-type="string" calcext:value-type="string">
            <text:p>As tabelas possuem título e resumo 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26 - Associar células de dados às células de cabeçalho</text:p>
          </table:table-cell>
          <table:table-cell table:style-name="ce10" office:value-type="string" calcext:value-type="string">
            <text:p>As tabelas possuem células associadas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table-cell table:style-name="ce5" office:value-type="string" calcext:value-type="string" table:number-columns-spanned="1" table:number-rows-spanned="3">
            <text:p>27 - Garantir a leitura e compreensão das informações</text:p>
          </table:table-cell>
          <table:table-cell table:style-name="ce10" office:value-type="string" calcext:value-type="string">
            <text:p>Há informações confusas, erros ortográficos, palavras em outro idioma sem traduçã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Há uso de texto com alinhamento justificado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O espaçamento é igual ou superior a 1.5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8">
          <table:table-cell table:style-name="ce4" office:value-type="string" calcext:value-type="string">
            <text:p>28 - Disponibilizar uma explicação para siglas, abreviaturas e palavras incomuns</text:p>
          </table:table-cell>
          <table:table-cell table:style-name="ce11" office:value-type="string" calcext:value-type="string">
            <text:p>As siglas possuem descrição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2">
            <text:p>29 - Oferecer contraste mínimo entre plano de fundo e primeiro plano</text:p>
          </table:table-cell>
          <table:table-cell table:style-name="ce10" office:value-type="string" calcext:value-type="string">
            <text:p>É oferecida opção de alto contraste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9">
          <table:covered-table-cell table:style-name="ce4"/>
          <table:table-cell table:style-name="ce10" office:value-type="string" calcext:value-type="string">
            <text:p>As combinações de cores dos atributos BGCOLOR e COLOR e as imagens que apresentam textos informacionais apresentam relação de contraste igual ou superior a 4,5:1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8">
          <table:table-cell table:style-name="ce4" office:value-type="string" calcext:value-type="string">
            <text:p>30 - Não utilizar apenas cor ou outras características sensoriais para diferenciar elementos</text:p>
          </table:table-cell>
          <table:table-cell table:style-name="ce10" office:value-type="string" calcext:value-type="string">
            <text:p>Cor ou outras características sensoriais são utilizadas como única forma de transmitir uma informaçã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7">
          <table:table-cell table:style-name="ce4" office:value-type="string" calcext:value-type="string" table:number-columns-spanned="1" table:number-rows-spanned="4">
            <text:p>31 - Permitir redimensionamento sem perda de funcionalidade</text:p>
          </table:table-cell>
          <table:table-cell table:style-name="ce11" office:value-type="string" calcext:value-type="string">
            <text:p>Quando ocorre o redimensionamento da página, ocorre perda de funcionalidade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1" office:value-type="string" calcext:value-type="string">
            <text:p>Quando ocorre o redimensionamento, apenas uma parte dos elementos é ampliada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Quando ocorre o redimensionamento, há inserção de barras de rolagem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O recurso de redimensionamento de texto permite que o texto chegue a ser 200% do tamanho original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10">
          <table:table-cell table:style-name="ce4" office:value-type="string" calcext:value-type="string" table:number-columns-spanned="1" table:number-rows-spanned="2">
            <text:p>32 - Possibilitar que o elemento com foco seja visualmente evidente</text:p>
          </table:table-cell>
          <table:table-cell table:style-name="ce10" office:value-type="string" calcext:value-type="string">
            <text:p>Há destaque do foco do elemento ativ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1" office:value-type="string" calcext:value-type="string">
            <text:p>O destaque dado ao elemento com foco possui contraste suficiente de acordo com o eMAG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table-cell table:style-name="ce4" office:value-type="string" calcext:value-type="string" table:number-columns-spanned="1" table:number-rows-spanned="3">
            <text:p><text:s/>33 – Fornecer alternativa para vídeo</text:p>
          </table:table-cell>
          <table:table-cell table:style-name="ce11" office:value-type="string" calcext:value-type="string">
            <text:p>Os controles de vídeo podem ser ativados por teclado e podem ser acessados usando leitor de telas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O vídeo possui transcrição textual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O vídeo possui legenda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3">
          <table:table-cell table:style-name="ce4" office:value-type="string" calcext:value-type="string">
            <text:p>34 - Fornecer alternativa para áudio</text:p>
          </table:table-cell>
          <table:table-cell table:style-name="ce10" office:value-type="string" calcext:value-type="string">
            <text:p>O áudio possui alternativa textual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35 - Oferecer audiodescrição para vídeo pré-gravado</text:p>
          </table:table-cell>
          <table:table-cell table:style-name="ce10" office:value-type="string" calcext:value-type="string">
            <text:p>O vídeo possui audiodescriçã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table-cell table:style-name="ce4" office:value-type="string" calcext:value-type="string" table:number-columns-spanned="1" table:number-rows-spanned="2">
            <text:p>36 - Fornecer controle de áudio para som</text:p>
          </table:table-cell>
          <table:table-cell table:style-name="ce11" office:value-type="string" calcext:value-type="string">
            <text:p>Os controles de áudio podem ser ativados por teclado e podem ser acessados usando leitor de telas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Presença de áudio que toca automaticamente em uma página sem opções para pausar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6">
          <table:table-cell table:style-name="ce4" office:value-type="string" calcext:value-type="string">
            <text:p>37 - Fornecer controle de animação</text:p>
          </table:table-cell>
          <table:table-cell table:style-name="ce10" office:value-type="string" calcext:value-type="string">
            <text:p>Animações são executadas automaticamente sem opções para pausar e continuar sua execuçã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8">
          <table:table-cell table:style-name="ce4" office:value-type="string" calcext:value-type="string">
            <text:p>38 - Fornecer alternativa em texto para os botões de imagem de formulários</text:p>
          </table:table-cell>
          <table:table-cell table:style-name="ce11" office:value-type="string" calcext:value-type="string">
            <text:p>Os botões de imagem possui descrição adequad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39 - Associar etiquetas aos seus campos</text:p>
          </table:table-cell>
          <table:table-cell table:style-name="ce10" office:value-type="string" calcext:value-type="string">
            <text:p>Os campos possuem label associad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40 - Estabelecer uma ordem lógica de navegação</text:p>
          </table:table-cell>
          <table:table-cell table:style-name="ce10" office:value-type="string" calcext:value-type="string">
            <text:p>O formulário está com ordem de navegação adequada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5">
          <table:table-cell table:style-name="ce4" office:value-type="string" calcext:value-type="string">
            <text:p>41 - Não provocar automaticamente alteração no contexto</text:p>
          </table:table-cell>
          <table:table-cell table:style-name="ce10" office:value-type="string" calcext:value-type="string">
            <text:p>Ocorre alteração automática de contexto sem que o usuário tenha conhecimento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5" office:value-type="string" calcext:value-type="string" table:number-columns-spanned="1" table:number-rows-spanned="4">
            <text:p>42 - Fornecer instruções para entrada de dados</text:p>
          </table:table-cell>
          <table:table-cell table:style-name="ce10" office:value-type="string" calcext:value-type="string">
            <text:p>O campo obrigatório é informado somente através de cor? 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2" office:value-type="string" calcext:value-type="string">
            <text:p>Todos os campos obrigatórios são informados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7">
          <table:covered-table-cell table:style-name="ce4"/>
          <table:table-cell table:style-name="ce12" office:value-type="string" calcext:value-type="string">
            <text:p>Campos que exigem uma entrada específica informam como a mesma deve ser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1" office:value-type="string" calcext:value-type="string">
            <text:p>Campo obrigatório informado somente através de símbolos?</text:p>
          </table:table-cell>
          <table:table-cell table:style-name="ce11" office:value-type="string" calcext:value-type="string">
            <text:p>NÃO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4">
            <text:p>43 - Identificar e descrever erros de entrada de dados e confirmar o envio das informações</text:p>
          </table:table-cell>
          <table:table-cell table:style-name="ce10" office:value-type="string" calcext:value-type="string">
            <text:p>Há mensagem de err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A mensagem de erro é perceptível por leitor de tel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0" office:value-type="string" calcext:value-type="string">
            <text:p>Após a mensagem de erro, o foco é remetido para o início do formulário ou para primeiro campo com erro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covered-table-cell table:style-name="ce4"/>
          <table:table-cell table:style-name="ce10" office:value-type="string" calcext:value-type="string">
            <text:p>A mensagem de erro descreve claramente o que precisa ser ajustado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4">
          <table:table-cell table:style-name="ce4" office:value-type="string" calcext:value-type="string" table:number-columns-spanned="1" table:number-rows-spanned="2">
            <text:p>44 - Agrupar campos de formulário</text:p>
          </table:table-cell>
          <table:table-cell table:style-name="ce10" office:value-type="string" calcext:value-type="string">
            <text:p>Os campos correlatos do formulário estão agrupados adequadamente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6">
          <table:covered-table-cell table:style-name="ce4"/>
          <table:table-cell table:style-name="ce12" office:value-type="string" calcext:value-type="string">
            <text:p>Em campos de listas de seleção (SELECT) existindo itens correlatos, esses estão agrupados semanticamente? 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8">
          <table:table-cell table:style-name="ce6" office:value-type="string" calcext:value-type="string">
            <text:p><text:s/>45 - Fornecer estratégias de segurança específicas ao invés de CAPTCHA</text:p>
          </table:table-cell>
          <table:table-cell table:style-name="ce11" office:value-type="string" calcext:value-type="string">
            <text:p>O mecanismo de identificação de webbots, CAPTCHA, possui alternativa acessível que permite ao usuário, incluindo os que utilizam leitor de tela, concluir sua interação com a página ou serviço de maneira autônoma?</text:p>
          </table:table-cell>
          <table:table-cell table:style-name="ce11" office:value-type="string" calcext:value-type="string">
            <text:p>SIM</text:p>
          </table:table-cell>
          <table:table-cell table:number-columns-repeated="1016"/>
          <table:table-cell table:style-name="Default"/>
        </table:table-row>
        <table:table-row table:style-name="ro11" table:number-rows-repeated="1048460">
          <table:table-cell table:number-columns-repeated="1020"/>
        </table:table-row>
        <table:table-row table:style-name="ro1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5:50:25.85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4:14:15.621000000</meta:creation-date>
    <dc:date>2016-05-17T16:00:34.704000000</dc:date>
    <meta:editing-duration>P3DT1H4M7S</meta:editing-duration>
    <meta:editing-cycles>12</meta:editing-cycles>
    <meta:generator>LibreOffice/5.0.0.5$Windows_x86 LibreOffice_project/1b1a90865e348b492231e1c451437d7a15bb262b</meta:generator>
    <meta:document-statistic meta:table-count="1" meta:cell-count="273" meta:object-count="0"/>
  </office:meta>
</office:document-meta>
</file>